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90000019A384A6132EEBFC3F6.png" manifest:media-type="image/png"/>
  <manifest:file-entry manifest:full-path="Pictures/10000201000004620000021453AC26AA6D6F48DC.png" manifest:media-type="image/png"/>
  <manifest:file-entry manifest:full-path="Pictures/1000020100000452000002237CB336584C1F83A2.png" manifest:media-type="image/png"/>
  <manifest:file-entry manifest:full-path="Pictures/10000201000005800000025187BEA2848B6657D8.png" manifest:media-type="image/png"/>
  <manifest:file-entry manifest:full-path="Pictures/100002010000044A0000022A7DC84D991D819F51.png" manifest:media-type="image/png"/>
  <manifest:file-entry manifest:full-path="Pictures/10000201000005CD000002568B0277C28359460C.png" manifest:media-type="image/png"/>
  <manifest:file-entry manifest:full-path="Pictures/10000201000004AF0000022E50A14F0C7E5386AE.png" manifest:media-type="image/png"/>
  <manifest:file-entry manifest:full-path="Pictures/10000201000004B800000223DD6C85A6AA7F6975.png" manifest:media-type="image/png"/>
  <manifest:file-entry manifest:full-path="Pictures/10000201000004440000024C077D3FBEE8EBDC67.png" manifest:media-type="image/png"/>
  <manifest:file-entry manifest:full-path="Pictures/10000201000004970000022A7A40CB940EB6B458.png" manifest:media-type="image/png"/>
  <manifest:file-entry manifest:full-path="Pictures/10000201000004510000025373CA16B5D3A511B5.png" manifest:media-type="image/png"/>
  <manifest:file-entry manifest:full-path="Pictures/100002010000050C00000210F7B3B8780EFD6820.png" manifest:media-type="image/png"/>
  <manifest:file-entry manifest:full-path="Pictures/10000201000005140000023005A747F9853E2CC6.png" manifest:media-type="image/png"/>
  <manifest:file-entry manifest:full-path="Pictures/10000201000004E500000220463252929950305F.png" manifest:media-type="image/png"/>
  <manifest:file-entry manifest:full-path="Pictures/100002010000055B0000022D895CE7749FA4D845.png" manifest:media-type="image/png"/>
  <manifest:file-entry manifest:full-path="Pictures/1000020100000530000002549C8D68E82054A3DF.png" manifest:media-type="image/png"/>
  <manifest:file-entry manifest:full-path="Pictures/1000020100000464000001ECC2EEE430CFDD26C7.png" manifest:media-type="image/png"/>
  <manifest:file-entry manifest:full-path="Pictures/10000201000005490000020BEBD0C7A79BA2B56A.png" manifest:media-type="image/png"/>
  <manifest:file-entry manifest:full-path="Pictures/1000020100000446000001EB33A977B1E710802A.png" manifest:media-type="image/png"/>
  <manifest:file-entry manifest:full-path="Pictures/100002010000040F00000203781C39D86D6E04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027c" officeooo:paragraph-rsid="000e027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.0555in" svg:y="-0.0244in" svg:width="6.6929in" svg:height="2.8189in" draw:z-index="0"><draw:image xlink:href="Pictures/10000201000005800000025187BEA2848B6657D8.png" xlink:type="simple" xlink:show="embed" xlink:actuate="onLoad" loext:mime-type="image/png"/></draw:frame></text:p>
      <text:p text:style-name="P1"><draw:frame draw:style-name="fr2" draw:name="Image2" text:anchor-type="char" svg:x="0.1319in" svg:y="0.0689in" svg:width="6.6929in" svg:height="2.6953in" draw:z-index="1"><draw:image xlink:href="Pictures/10000201000005CD000002568B0277C28359460C.png" xlink:type="simple" xlink:show="embed" xlink:actuate="onLoad" loext:mime-type="image/png"/></draw:frame></text:p>
      <text:p text:style-name="P1"><draw:frame draw:style-name="fr2" draw:name="Image3" text:anchor-type="char" svg:x="0.2189in" svg:y="0.1272in" svg:width="6.6929in" svg:height="3.1146in" draw:z-index="2"><draw:image xlink:href="Pictures/10000201000004AF0000022E50A14F0C7E5386AE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4" text:anchor-type="char" svg:width="6.6929in" svg:height="2.8827in" draw:z-index="3"><draw:image xlink:href="Pictures/10000201000005140000023005A747F9853E2CC6.png" xlink:type="simple" xlink:show="embed" xlink:actuate="onLoad" loext:mime-type="image/png"/></draw:frame><draw:frame draw:style-name="fr2" draw:name="Image5" text:anchor-type="char" svg:x="-0.0693in" svg:y="3.0689in" svg:width="6.6929in" svg:height="3.0035in" draw:z-index="5"><draw:image xlink:href="Pictures/1000020100000530000002549C8D68E82054A3DF.png" xlink:type="simple" xlink:show="embed" xlink:actuate="onLoad" loext:mime-type="image/png"/></draw:frame><text:soft-page-break/></text:p>
      <text:p text:style-name="P1"><draw:frame draw:style-name="fr2" draw:name="Image6" text:anchor-type="char" svg:x="-0.028in" svg:y="0.052in" svg:width="6.6929in" svg:height="3.6035in" draw:z-index="4"><draw:image xlink:href="Pictures/10000201000004440000024C077D3FBEE8EBDC67.png" xlink:type="simple" xlink:show="embed" xlink:actuate="onLoad" loext:mime-type="image/png"/></draw:frame></text:p>
      <text:p text:style-name="P1"><draw:frame draw:style-name="fr1" draw:name="Image7" text:anchor-type="char" svg:width="6.6929in" svg:height="2.7346in" draw:z-index="6"><draw:image xlink:href="Pictures/100002010000050C00000210F7B3B8780EFD6820.png" xlink:type="simple" xlink:show="embed" xlink:actuate="onLoad" loext:mime-type="image/png"/></draw:frame><text:soft-page-break/></text:p>
      <text:p text:style-name="P1"><draw:frame draw:style-name="fr1" draw:name="Image8" text:anchor-type="char" svg:width="6.6929in" svg:height="2.9055in" draw:z-index="7"><draw:image xlink:href="Pictures/10000201000004E500000220463252929950305F.png" xlink:type="simple" xlink:show="embed" xlink:actuate="onLoad" loext:mime-type="image/png"/></draw:frame></text:p>
      <text:p text:style-name="P1"><draw:frame draw:style-name="fr1" draw:name="Image9" text:anchor-type="char" svg:width="6.6929in" svg:height="2.7189in" draw:z-index="8"><draw:image xlink:href="Pictures/100002010000055B0000022D895CE7749FA4D84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0" text:anchor-type="char" svg:width="6.6929in" svg:height="2.5866in" draw:z-index="9"><draw:image xlink:href="Pictures/10000201000005490000020BEBD0C7A79BA2B56A.png" xlink:type="simple" xlink:show="embed" xlink:actuate="onLoad" loext:mime-type="image/png"/></draw:frame></text:p>
      <text:p text:style-name="P1"><draw:frame draw:style-name="fr1" draw:name="Image11" text:anchor-type="char" svg:width="6.6929in" svg:height="3.3173in" draw:z-index="10"><draw:image xlink:href="Pictures/100002010000040F00000203781C39D86D6E04FD.png" xlink:type="simple" xlink:show="embed" xlink:actuate="onLoad" loext:mime-type="image/png"/></draw:frame></text:p>
      <text:p text:style-name="P1"/>
      <text:p text:style-name="P1"><draw:frame draw:style-name="fr1" draw:name="Image12" text:anchor-type="char" svg:width="6.6929in" svg:height="3.0035in" draw:z-index="11"><draw:image xlink:href="Pictures/1000020100000446000001EB33A977B1E710802A.png" xlink:type="simple" xlink:show="embed" xlink:actuate="onLoad" loext:mime-type="image/png"/></draw:frame></text:p>
      <text:p text:style-name="P1"><draw:frame draw:style-name="fr1" draw:name="Image13" text:anchor-type="char" svg:width="6.6929in" svg:height="2.9291in" draw:z-index="12"><draw:image xlink:href="Pictures/1000020100000464000001ECC2EEE430CFDD26C7.png" xlink:type="simple" xlink:show="embed" xlink:actuate="onLoad" loext:mime-type="image/png"/></draw:frame><text:soft-page-break/></text:p>
      <text:p text:style-name="P1"><draw:frame draw:style-name="fr1" draw:name="Image14" text:anchor-type="char" svg:width="6.6929in" svg:height="3.6035in" draw:z-index="13"><draw:image xlink:href="Pictures/10000201000004510000025373CA16B5D3A511B5.png" xlink:type="simple" xlink:show="embed" xlink:actuate="onLoad" loext:mime-type="image/png"/></draw:frame></text:p>
      <text:p text:style-name="P1"><draw:frame draw:style-name="fr1" draw:name="Image15" text:anchor-type="char" svg:width="6.6929in" svg:height="3.0307in" draw:z-index="14"><draw:image xlink:href="Pictures/10000201000004B800000223DD6C85A6AA7F6975.png" xlink:type="simple" xlink:show="embed" xlink:actuate="onLoad" loext:mime-type="image/png"/></draw:frame></text:p>
      <text:p text:style-name="P1"><text:soft-page-break/></text:p>
      <text:p text:style-name="P1"><draw:frame draw:style-name="fr1" draw:name="Image16" text:anchor-type="char" svg:width="6.6929in" svg:height="3.1555in" draw:z-index="15"><draw:image xlink:href="Pictures/10000201000004970000022A7A40CB940EB6B458.png" xlink:type="simple" xlink:show="embed" xlink:actuate="onLoad" loext:mime-type="image/png"/></draw:frame></text:p>
      <text:p text:style-name="P1"><draw:frame draw:style-name="fr1" draw:name="Image17" text:anchor-type="char" svg:width="6.6929in" svg:height="3.3098in" draw:z-index="16"><draw:image xlink:href="Pictures/1000020100000452000002237CB336584C1F83A2.png" xlink:type="simple" xlink:show="embed" xlink:actuate="onLoad" loext:mime-type="image/png"/></draw:frame></text:p>
      <text:p text:style-name="P1"><draw:frame draw:style-name="fr1" draw:name="Image18" text:anchor-type="char" svg:width="6.6929in" svg:height="3.3764in" draw:z-index="17"><draw:image xlink:href="Pictures/100002010000044A0000022A7DC84D991D819F5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9" text:anchor-type="char" svg:width="6.6929in" svg:height="3.1728in" draw:z-index="18"><draw:image xlink:href="Pictures/10000201000004620000021453AC26AA6D6F48DC.png" xlink:type="simple" xlink:show="embed" xlink:actuate="onLoad" loext:mime-type="image/png"/></draw:frame></text:p>
      <text:p text:style-name="P1"><draw:frame draw:style-name="fr1" draw:name="Image20" text:anchor-type="char" svg:width="6.6929in" svg:height="2.211in" draw:z-index="19"><draw:image xlink:href="Pictures/10000201000004D90000019A384A6132EEBFC3F6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20:01:19.704059561</meta:creation-date>
    <dc:date>2022-10-03T20:12:15.249519750</dc:date>
    <meta:editing-duration>PT35S</meta:editing-duration>
    <meta:editing-cycles>1</meta:editing-cycles>
    <meta:document-statistic meta:table-count="0" meta:image-count="20" meta:object-count="0" meta:page-count="7" meta:paragraph-count="0" meta:word-count="0" meta:character-count="0" meta:non-whitespace-character-count="0"/>
    <meta:generator>LibreOffice/6.4.7.2$Linux_X86_64 LibreOffice_project/40$Build-2</meta:generator>
  </office:meta>
</office:document-meta>
</file>